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9fd2" officeooo:paragraph-rsid="00039fd2"/>
    </style:style>
    <style:style style:name="P2" style:family="paragraph" style:parent-style-name="Standard">
      <style:text-properties fo:font-style="normal" officeooo:rsid="00055de3" officeooo:paragraph-rsid="0011d0be" style:font-style-asian="normal" style:font-style-complex="normal"/>
    </style:style>
    <style:style style:name="P3" style:family="paragraph" style:parent-style-name="Standard">
      <style:text-properties fo:font-style="normal" officeooo:rsid="0011695d" officeooo:paragraph-rsid="0011695d" style:font-style-asian="normal" style:font-style-complex="normal"/>
    </style:style>
    <style:style style:name="P4" style:family="paragraph" style:parent-style-name="Standard">
      <style:text-properties fo:font-style="normal" officeooo:rsid="0011d0be" officeooo:paragraph-rsid="0011d0be" style:font-style-asian="normal" style:font-style-complex="normal"/>
    </style:style>
    <style:style style:name="P5" style:family="paragraph" style:parent-style-name="Standard">
      <style:text-properties fo:font-style="normal" officeooo:rsid="00171d35" officeooo:paragraph-rsid="00171d35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055de3" officeooo:paragraph-rsid="0009065f" style:font-style-asian="normal" style:font-style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officeooo:rsid="0011695d" officeooo:paragraph-rsid="0011695d" style:font-style-asian="normal" style:font-style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officeooo:rsid="0011d0be" officeooo:paragraph-rsid="0011695d" style:font-style-asian="normal" style:font-style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officeooo:rsid="0011695d" officeooo:paragraph-rsid="0011695d" style:font-style-asian="normal" style:font-style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11695d" officeooo:paragraph-rsid="0011d0be" style:font-style-asian="normal" style:font-style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09065f" officeooo:paragraph-rsid="0009065f" style:font-style-asian="normal" style:font-style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009065f" officeooo:paragraph-rsid="001d308c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1d308c" officeooo:paragraph-rsid="001d308c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62f96" officeooo:paragraph-rsid="001d60b6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1d60b6" officeooo:paragraph-rsid="001d60b6" style:font-style-asian="normal" style:font-style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officeooo:rsid="00055de3" officeooo:paragraph-rsid="0009065f" style:font-style-asian="normal" style:font-style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officeooo:rsid="001f386e" officeooo:paragraph-rsid="001f386e" style:font-style-asian="normal" style:font-style-complex="normal"/>
    </style:style>
    <style:style style:name="P18" style:family="paragraph" style:parent-style-name="Standard">
      <style:text-properties fo:font-style="normal" officeooo:rsid="00055de3" officeooo:paragraph-rsid="00055de3" style:font-style-asian="normal" style:font-style-complex="normal"/>
    </style:style>
    <style:style style:name="P19" style:family="paragraph" style:parent-style-name="Standard">
      <style:text-properties fo:font-style="normal" officeooo:rsid="00055de3" officeooo:paragraph-rsid="0011d0be" style:font-style-asian="normal" style:font-style-complex="normal"/>
    </style:style>
    <style:style style:name="P20" style:family="paragraph" style:parent-style-name="Standard">
      <style:text-properties fo:font-style="normal" officeooo:rsid="0009065f" officeooo:paragraph-rsid="001d308c" style:font-style-asian="normal" style:font-style-complex="normal"/>
    </style:style>
    <style:style style:name="P21" style:family="paragraph" style:parent-style-name="Standard">
      <style:text-properties fo:font-style="normal" officeooo:rsid="0009065f" officeooo:paragraph-rsid="001d60b6" style:font-style-asian="normal" style:font-style-complex="normal"/>
    </style:style>
    <style:style style:name="P22" style:family="paragraph" style:parent-style-name="Standard">
      <style:text-properties fo:font-style="normal" officeooo:rsid="00162f96" officeooo:paragraph-rsid="00162f96" style:font-style-asian="normal" style:font-style-complex="normal"/>
    </style:style>
    <style:style style:name="P23" style:family="paragraph" style:parent-style-name="Standard">
      <style:text-properties fo:font-style="normal" officeooo:rsid="00162f96" officeooo:paragraph-rsid="001d60b6" style:font-style-asian="normal" style:font-style-complex="normal"/>
    </style:style>
    <style:style style:name="P24" style:family="paragraph" style:parent-style-name="Standard">
      <style:text-properties officeooo:rsid="001a3dc6" officeooo:paragraph-rsid="002054ff"/>
    </style:style>
    <style:style style:name="P25" style:family="paragraph" style:parent-style-name="Standard" style:list-style-name="L1">
      <style:text-properties officeooo:rsid="001a3dc6" officeooo:paragraph-rsid="001a3dc6"/>
    </style:style>
    <style:style style:name="P26" style:family="paragraph" style:parent-style-name="Standard">
      <style:text-properties officeooo:rsid="001b9b52" officeooo:paragraph-rsid="001bbdfc"/>
    </style:style>
    <style:style style:name="P27" style:family="paragraph" style:parent-style-name="Standard" style:list-style-name="L1">
      <style:text-properties officeooo:rsid="001b9b52" officeooo:paragraph-rsid="001bbdfc"/>
    </style:style>
    <style:style style:name="P28" style:family="paragraph" style:parent-style-name="Standard" style:list-style-name="L1">
      <style:text-properties fo:font-weight="bold" officeooo:rsid="001b9b52" officeooo:paragraph-rsid="001bbdfc" style:font-weight-asian="bold" style:font-weight-complex="bold"/>
    </style:style>
    <style:style style:name="P29" style:family="paragraph" style:parent-style-name="Standard" style:list-style-name="L1">
      <style:text-properties fo:font-weight="bold" officeooo:rsid="001a3dc6" officeooo:paragraph-rsid="001a3dc6" style:font-weight-asian="bold" style:font-weight-complex="bold"/>
    </style:style>
    <style:style style:name="P30" style:family="paragraph" style:parent-style-name="Standard">
      <style:text-properties style:text-underline-style="none" officeooo:rsid="001a3dc6" officeooo:paragraph-rsid="001a3dc6"/>
    </style:style>
    <style:style style:name="P31" style:family="paragraph" style:parent-style-name="Standard">
      <style:text-properties style:text-underline-style="none" officeooo:rsid="002054ff" officeooo:paragraph-rsid="002054ff"/>
    </style:style>
    <style:style style:name="P32" style:family="paragraph" style:parent-style-name="Standard">
      <style:text-properties officeooo:rsid="002054ff" officeooo:paragraph-rsid="002054ff"/>
    </style:style>
    <style:style style:name="T1" style:family="text">
      <style:text-properties fo:font-style="normal" officeooo:rsid="0009065f" style:font-style-asian="normal" style:font-style-complex="normal"/>
    </style:style>
    <style:style style:name="T2" style:family="text">
      <style:text-properties officeooo:rsid="0009065f"/>
    </style:style>
    <style:style style:name="T3" style:family="text">
      <style:text-properties officeooo:rsid="000ab8f4"/>
    </style:style>
    <style:style style:name="T4" style:family="text">
      <style:text-properties officeooo:rsid="0011695d"/>
    </style:style>
    <style:style style:name="T5" style:family="text">
      <style:text-properties officeooo:rsid="0011d0be"/>
    </style:style>
    <style:style style:name="T6" style:family="text">
      <style:text-properties officeooo:rsid="0013cf69"/>
    </style:style>
    <style:style style:name="T7" style:family="text">
      <style:text-properties officeooo:rsid="00162f96"/>
    </style:style>
    <style:style style:name="T8" style:family="text">
      <style:text-properties officeooo:rsid="00171d35"/>
    </style:style>
    <style:style style:name="T9" style:family="text">
      <style:text-properties officeooo:rsid="001a3dc6"/>
    </style:style>
    <style:style style:name="T10" style:family="text">
      <style:text-properties officeooo:rsid="001b9b52"/>
    </style:style>
    <style:style style:name="T11" style:family="text">
      <style:text-properties officeooo:rsid="001bbdf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d308c" style:font-weight-asian="bold" style:font-weight-complex="bold"/>
    </style:style>
    <style:style style:name="T14" style:family="text">
      <style:text-properties officeooo:rsid="001d308c"/>
    </style:style>
    <style:style style:name="T15" style:family="text">
      <style:text-properties officeooo:rsid="001d60b6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d60b6"/>
    </style:style>
    <style:style style:name="T18" style:family="text">
      <style:text-properties officeooo:rsid="001f386e"/>
    </style:style>
    <style:style style:name="T19" style:family="text">
      <style:text-properties officeooo:rsid="002054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CS55 </text:span>Final project <text:span text:style-name="T9">Redo </text:span>(<text:span text:style-name="T9">for Professor Dehkhoda</text:span>)</text:p>
      <text:p text:style-name="P1"/>
      <text:p text:style-name="P31">Project Title (purpose):</text:p>
      <text:p text:style-name="P31"><text:span text:style-name="T3">Array of objects </text:span>for <text:span text:style-name="T3">Items in a shopping cart</text:span></text:p>
      <text:p text:style-name="P30"/>
      <text:p text:style-name="P32"><text:span text:style-name="T16">Description (objective):</text:span></text:p>
      <text:p text:style-name="P32">Simulate a shopping experience by adding/removing and checking out the customer.</text:p>
      <text:p text:style-name="P26"/>
      <text:p text:style-name="P24">Design Specifications:</text:p>
      <text:list xml:id="list4138180475" text:style-name="L1">
        <text:list-item>
          <text:p text:style-name="P27">A while loop or do/while loop <text:span text:style-name="T11">to allow for repetition of the process with many customers </text:span></text:p>
          <text:p text:style-name="P28"><text:span text:style-name="T11">NOTE: My first mistake was assuming an array of customers was needed when it was not.</text:span></text:p>
        </text:list-item>
        <text:list-item>
          <text:p text:style-name="P25">An ArrayList class to <text:span text:style-name="T11">collect </text:span>(add/remove/replace/etc.) the <text:span text:style-name="T11">Items (Books, CDs, Movies)</text:span></text:p>
          <text:p text:style-name="P29">NOTE: <text:span text:style-name="T14">My next was to go </text:span>without ArrayList, and this time I am not going to be so bold!</text:p>
        </text:list-item>
        <text:list-item>
          <text:p text:style-name="P25"><text:span text:style-name="T11">The various classes needed in addition are </text:span>Items, Books, CDs, Movies</text:p>
          <text:p text:style-name="P25"><text:span text:style-name="T13">NOTE:</text:span><text:span text:style-name="T14"> <text:s/></text:span><text:span text:style-name="T13">If possible to make a class for Testing or Validating some of the input then I will.</text:span></text:p>
        </text:list-item>
      </text:list>
      <text:p text:style-name="P11"/>
      <text:p text:style-name="P13">Variables and Storage Containers</text:p>
      <text:p text:style-name="P20"><text:span text:style-name="T18">shop – this is an Array for the shopping cart</text:span></text:p>
      <text:p text:style-name="P12"/>
      <text:p text:style-name="P12"/>
      <text:p text:style-name="P11">Object<text:span text:style-name="T4">s and their Associated Classes</text:span></text:p>
      <text:p text:style-name="P23"><text:span text:style-name="T16">Store – </text:span><text:span text:style-name="T17">has to be a class it is where </text:span>main() <text:span text:style-name="T15">will be and the </text:span>loop <text:span text:style-name="T15">as well as some error </text:span>checking </text:p>
      <text:p text:style-name="P21"><text:span text:style-name="T15">Item Class – and the </text:span>Book, Movie and CD <text:span text:style-name="T15">classes inheriting from Item</text:span></text:p>
      <text:p text:style-name="P21">Customer <text:span text:style-name="T4">(doesn’t have to be an object but it may make things easier this way TBD)</text:span></text:p>
      <text:p text:style-name="P14"><text:span text:style-name="T16"/></text:p>
      <text:p text:style-name="P15"><text:span text:style-name="T16">Methods for Classes</text:span></text:p>
      <text:p text:style-name="P8">Item</text:p>
      <text:p text:style-name="P3">getPrice() - <text:span text:style-name="T5">a getter for the price of an item that is going to reference a file maybe storing the price</text:span></text:p>
      <text:p text:style-name="P4">getType() - retrieve the type of an item’s subclass instance, since no item will exist as a generic item</text:p>
      <text:p text:style-name="P10"/>
      <text:p text:style-name="P7">ShoppingCart </text:p>
      <text:p text:style-name="P3">getItemCount() - <text:span text:style-name="T5">getter for counting items in the cart, stored in a 1d array</text:span></text:p>
      <text:p text:style-name="P4">addToCart() - a method for adding Item objects to the shopping cart</text:p>
      <text:p text:style-name="P5">remove() - randomly selects an item for removal from shopping cart</text:p>
      <text:p text:style-name="P10"/>
      <text:p text:style-name="P7">Customer</text:p>
      <text:p text:style-name="P22"><text:span text:style-name="T16">getCount() - counts the number of customers in the store, useful for the main method in Store.class</text:span></text:p>
      <text:p text:style-name="P3"><text:span text:style-name="T7">assignCart</text:span>() - a method assign<text:span text:style-name="T7">s </text:span>a shopping cart to <text:span text:style-name="T7">a customer</text:span></text:p>
      <text:p text:style-name="P2"><text:span text:style-name="T2">c</text:span>heckout<text:span text:style-name="T5">()</text:span> – a method <text:span text:style-name="T8">that ends customers </text:span>to <text:span text:style-name="T5">b</text:span>ring <text:span text:style-name="T5">shopping cart of </text:span>items <text:span text:style-name="T5">to a checkout counter and complete the purchase</text:span>.</text:p>
      <text:p text:style-name="P6"/>
      <text:p text:style-name="P6"><text:span text:style-name="T18">Menu Items to build into design</text:span>:</text:p>
      <text:p text:style-name="P2">enterStore<text:span text:style-name="T5">()/newCustomer()</text:span>– <text:span text:style-name="T6">every time 3 customers checkout another 3 new customers enter in. <text:s/>leaveStore() - way for the customer to leave the store without purchasing anything</text:span></text:p>
      <text:p text:style-name="P18"/>
      <text:p text:style-name="P17">More Object Oriented Design Features<text:span text:style-name="T16">:</text:span></text:p>
      <text:p text:style-name="P17"><text:span text:style-name="T16">Abstraction (extending classes)</text:span></text:p>
      <text:p text:style-name="P17"><text:span text:style-name="T16">Implements and Interfaces</text:span></text:p>
      <text:p text:style-name="P17"><text:span text:style-name="T16">Dynamic binding and implicit/explicit type cast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1:25:57.080416171</meta:creation-date>
    <dc:date>2019-02-14T21:19:15.719640140</dc:date>
    <meta:editing-duration>PT13H2M14S</meta:editing-duration>
    <meta:editing-cycles>17</meta:editing-cycles>
    <meta:generator>LibreOffice/6.0.1.1$Linux_X86_64 LibreOffice_project/00m0$Build-1</meta:generator>
    <meta:print-date>2018-11-29T23:24:21.003387153</meta:print-date>
    <meta:document-statistic meta:table-count="0" meta:image-count="0" meta:object-count="0" meta:page-count="1" meta:paragraph-count="36" meta:word-count="374" meta:character-count="2209" meta:non-whitespace-character-count="1865"/>
  </office:meta>
</office:document-meta>
</file>